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4138in"/>
    </style:style>
    <style:style style:name="co5" style:family="table-column">
      <style:table-column-properties fo:break-before="auto" style:column-width="3.4634in"/>
    </style:style>
    <style:style style:name="co6" style:family="table-column">
      <style:table-column-properties fo:break-before="auto" style:column-width="2.533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 style:data-style-name="N8108"/>
    <style:style style:name="ce15" style:family="table-cell" style:parent-style-name="Default" style:data-style-name="N8108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8108">
      <style:table-cell-properties fo:border-bottom="0.0008in solid #000000" fo:border-left="none" fo:border-right="none" fo:border-top="none"/>
    </style:style>
    <style:style style:name="ce17" style:family="table-cell" style:parent-style-name="Default" style:data-style-name="N8108">
      <style:text-properties fo:font-weight="bold" style:font-weight-asian="bold" style:font-weight-complex="bold"/>
    </style:style>
    <style:style style:name="ce18" style:family="table-cell" style:parent-style-name="Default" style:data-style-name="N8108">
      <style:table-cell-properties fo:border-bottom="none" fo:border-left="none" fo:border-right="0.0008in solid #000000" fo:border-top="0.0008in solid #000000"/>
    </style:style>
    <style:style style:name="ce19" style:family="table-cell" style:parent-style-name="Default" style:data-style-name="N8108">
      <style:table-cell-properties fo:border-bottom="none" fo:border-left="none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8108">
      <style:table-cell-properties fo:border-bottom="none" fo:border-left="none" fo:border-right="0.0008in solid #000000" fo:border-top="none"/>
      <style:text-properties style:font-name="Arial" fo:font-style="italic" fo:font-weight="normal" style:font-name-asian="Microsoft YaHei" style:font-style-asian="italic" style:font-weight-asian="normal" style:font-name-complex="Mangal" style:font-style-complex="italic" style:font-weight-complex="normal"/>
    </style:style>
    <style:style style:name="ce21" style:family="table-cell" style:parent-style-name="Default">
      <style:table-cell-properties fo:border-bottom="none" fo:border-left="none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 style:data-style-name="N8108">
      <style:table-cell-properties fo:border-bottom="0.0008in solid #000000" fo:border-left="none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5" table:default-cell-style-name="ce10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rice for one synth voice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istrib</text:p>
          </table:table-cell>
          <table:table-cell table:style-name="ce2" office:value-type="string">
            <text:p>Part</text:p>
          </table:table-cell>
          <table:table-cell table:style-name="ce11" office:value-type="string">
            <text:p>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Total pric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 office:value-type="string">
            <text:p>Farnell</text:p>
          </table:table-cell>
          <table:table-cell table:style-name="ce8" office:value-type="string">
            <text:p>Nucleo L432KC</text:p>
          </table:table-cell>
          <table:table-cell table:style-name="ce12" office:value-type="float" office:value="1">
            <text:p>1</text:p>
          </table:table-cell>
          <table:table-cell table:style-name="ce15" office:value-type="currency" office:currency="EUR" office:value="10">
            <text:p>10,00 €</text:p>
          </table:table-cell>
          <table:table-cell table:style-name="ce15" table:formula="of:=[.C4]*[.D4]" office:value-type="currency" office:currency="EUR" office:value="10">
            <text:p>10,00 €</text:p>
          </table:table-cell>
          <table:table-cell table:style-name="ce24" office:value-type="string">
            <text:p>Boardless CPU costs 5€, not that cheaper...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LM13700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5]*[.D5]" office:value-type="currency" office:currency="EUR" office:value="2">
            <text:p>2,00 €</text:p>
          </table:table-cell>
          <table:table-cell table:style-name="ce25" office:value-type="string">
            <text:p>one used by the ring mod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BC857BS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0.2">
            <text:p>0,20 €</text:p>
          </table:table-cell>
          <table:table-cell table:style-name="ce14" table:formula="of:=[.C6]*[.D6]" office:value-type="currency" office:currency="EUR" office:value="0.2">
            <text:p>0,20 €</text:p>
          </table:table-cell>
          <table:table-cell table:style-name="ce25" office:value-type="string">
            <text:p>VCO exp convert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HEF4027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7]*[.D7]" office:value-type="currency" office:currency="EUR" office:value="1">
            <text:p>1,00 €</text:p>
          </table:table-cell>
          <table:table-cell table:style-name="ce25" office:value-type="string">
            <text:p>subbass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NE5534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8]*[.D8]" office:value-type="currency" office:currency="EUR" office:value="1">
            <text:p>1,00 €</text:p>
          </table:table-cell>
          <table:table-cell table:style-name="ce25" office:value-type="string">
            <text:p>output stage only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DG441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9]*[.D9]" office:value-type="currency" office:currency="EUR" office:value="2">
            <text:p>2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/>
          <table:table-cell office:value-type="string">
            <text:p>DAC4822</text:p>
          </table:table-cell>
          <table:table-cell office:value-type="float" office:value="8">
            <text:p>8</text:p>
          </table:table-cell>
          <table:table-cell table:style-name="ce14" office:value-type="currency" office:currency="EUR" office:value="2.7">
            <text:p>2,70 €</text:p>
          </table:table-cell>
          <table:table-cell table:style-name="ce14" table:formula="of:=[.C10]*[.D10]" office:value-type="currency" office:currency="EUR" office:value="21.6">
            <text:p>21,6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/>
          <table:table-cell office:value-type="string">
            <text:p>74LS138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0.7">
            <text:p>0,70 €</text:p>
          </table:table-cell>
          <table:table-cell table:style-name="ce14" table:formula="of:=[.C11]*[.D11]" office:value-type="currency" office:currency="EUR" office:value="0.7">
            <text:p>0,70 €</text:p>
          </table:table-cell>
          <table:table-cell table:style-name="ce25" office:value-type="string">
            <text:p>for DACs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Passive components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5">
            <text:p>15,00 €</text:p>
          </table:table-cell>
          <table:table-cell table:style-name="ce14" table:formula="of:=[.C12]*[.D12]" office:value-type="currency" office:currency="EUR" office:value="15">
            <text:p>15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/>
          <table:table-cell office:value-type="string">
            <text:p>Serial EEPROM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.5">
            <text:p>1,50 €</text:p>
          </table:table-cell>
          <table:table-cell table:style-name="ce14" table:formula="of:=[.C13]*[.D13]" office:value-type="currency" office:currency="EUR" office:value="1.5">
            <text:p>1,50 €</text:p>
          </table:table-cell>
          <table:table-cell table:style-name="ce25" office:value-type="string">
            <text:p>VCO calibrating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14" table:number-columns-repeated="2"/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Banzai music</text:p>
          </table:table-cell>
          <table:table-cell office:value-type="string">
            <text:p>AS3340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6.84">
            <text:p>6,84 €</text:p>
          </table:table-cell>
          <table:table-cell table:style-name="ce14" table:formula="of:=[.C15]*[.D15]" office:value-type="currency" office:currency="EUR" office:value="6.84">
            <text:p>6,84 €</text:p>
          </table:table-cell>
          <table:table-cell table:style-name="ce25" office:value-type="string">
            <text:p>VCO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AS3320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6.84">
            <text:p>6,84 €</text:p>
          </table:table-cell>
          <table:table-cell table:style-name="ce14" table:formula="of:=[.C16]*[.D16]" office:value-type="currency" office:currency="EUR" office:value="6.84">
            <text:p>6,84 €</text:p>
          </table:table-cell>
          <table:table-cell table:style-name="ce25" office:value-type="string">
            <text:p>VCF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>
            <text:p>V2164D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4.17">
            <text:p>4,17 €</text:p>
          </table:table-cell>
          <table:table-cell table:style-name="ce14" table:formula="of:=[.C17]*[.D17]" office:value-type="currency" office:currency="EUR" office:value="8.34">
            <text:p>8,34 €</text:p>
          </table:table-cell>
          <table:table-cell table:style-name="ce25" office:value-type="string">
            <text:p>VCA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14" table:number-columns-repeated="2"/>
          <table:table-cell table:style-name="ce25"/>
          <table:table-cell table:number-columns-repeated="2"/>
        </table:table-row>
        <table:table-row table:style-name="ro1">
          <table:table-cell table:style-name="ce5" office:value-type="string">
            <text:p>JLCPCB</text:p>
          </table:table-cell>
          <table:table-cell table:style-name="ce9" office:value-type="string">
            <text:p>PCB</text:p>
          </table:table-cell>
          <table:table-cell table:style-name="ce13" office:value-type="float" office:value="1">
            <text:p>1</text:p>
          </table:table-cell>
          <table:table-cell table:style-name="ce16"/>
          <table:table-cell table:style-name="ce16" office:value-type="currency" office:currency="EUR" office:value="2">
            <text:p>2,00 €</text:p>
          </table:table-cell>
          <table:table-cell table:style-name="ce5" office:value-type="string">
            <text:p>chin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style-name="ce17" table:formula="of:=SUM([.E4:.E19])" office:value-type="currency" office:currency="EUR" office:value="79.02">
            <text:p>79,02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6" office:value-type="string">
            <text:p>Control board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LED</text:p>
          </table:table-cell>
          <table:table-cell office:value-type="float" office:value="64">
            <text:p>64</text:p>
          </table:table-cell>
          <table:table-cell table:style-name="ce14" office:value-type="currency" office:currency="EUR" office:value="0.118">
            <text:p>0,12 €</text:p>
          </table:table-cell>
          <table:table-cell table:style-name="ce14" table:formula="of:=[.C23]*[.D23]" office:value-type="currency" office:currency="EUR" office:value="7.552">
            <text:p>7,55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Rotary encoder</text:p>
          </table:table-cell>
          <table:table-cell office:value-type="float" office:value="4">
            <text:p>4</text:p>
          </table:table-cell>
          <table:table-cell table:style-name="ce14" office:value-type="currency" office:currency="EUR" office:value="1.4">
            <text:p>1,40 €</text:p>
          </table:table-cell>
          <table:table-cell table:style-name="ce14" table:formula="of:=[.C24]*[.D24]" office:value-type="currency" office:currency="EUR" office:value="5.6">
            <text:p>5,6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Push rotary encoder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2.8">
            <text:p>2,80 €</text:p>
          </table:table-cell>
          <table:table-cell table:style-name="ce14" table:formula="of:=[.C25]*[.D25]" office:value-type="currency" office:currency="EUR" office:value="5.6">
            <text:p>5,6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Letmeknow</text:p>
          </table:table-cell>
          <table:table-cell office:value-type="string">
            <text:p>Adafruit IS31DL3731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7">
            <text:p>7,00 €</text:p>
          </table:table-cell>
          <table:table-cell table:style-name="ce14" table:formula="of:=[.C26]*[.D26]" office:value-type="currency" office:currency="EUR" office:value="7">
            <text:p>7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MCP23017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27]*[.D27]" office:value-type="currency" office:currency="EUR" office:value="2">
            <text:p>2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Buttons</text:p>
          </table:table-cell>
          <table:table-cell office:value-type="float" office:value="6">
            <text:p>6</text:p>
          </table:table-cell>
          <table:table-cell table:style-name="ce14" office:value-type="currency" office:currency="EUR" office:value="0.5">
            <text:p>0,50 €</text:p>
          </table:table-cell>
          <table:table-cell table:style-name="ce14" table:formula="of:=[.C28]*[.D28]" office:value-type="currency" office:currency="EUR" office:value="3">
            <text:p>3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Caps</text:p>
          </table:table-cell>
          <table:table-cell office:value-type="float" office:value="6">
            <text:p>6</text:p>
          </table:table-cell>
          <table:table-cell table:style-name="ce14" office:value-type="currency" office:currency="EUR" office:value="0.4">
            <text:p>0,40 €</text:p>
          </table:table-cell>
          <table:table-cell table:style-name="ce14" table:formula="of:=[.C29]*[.D29]" office:value-type="currency" office:currency="EUR" office:value="2.4">
            <text:p>2,4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JLCPCB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2">
            <text:p>2,00 €</text:p>
          </table:table-cell>
          <table:table-cell table:style-name="ce14" table:formula="of:=[.C30]*[.D30]" office:value-type="currency" office:currency="EUR" office:value="2">
            <text:p>2,00 €</text:p>
          </table:table-cell>
          <table:table-cell table:style-name="ce25" office:value-type="string">
            <text:p>china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9" office:value-type="string">
            <text:p>Passive components</text:p>
          </table:table-cell>
          <table:table-cell table:style-name="ce13" office:value-type="float" office:value="1">
            <text:p>1</text:p>
          </table:table-cell>
          <table:table-cell table:style-name="ce16" office:value-type="currency" office:currency="EUR" office:value="10">
            <text:p>10,00 €</text:p>
          </table:table-cell>
          <table:table-cell table:style-name="ce16" table:formula="of:=[.C31]*[.D31]" office:value-type="currency" office:currency="EUR" office:value="10">
            <text:p>10,00 €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style-name="ce17" table:formula="of:=SUM([.E23:.E31])" office:value-type="currency" office:currency="EUR" office:value="45.152">
            <text:p>45,15 €</text:p>
          </table:table-cell>
          <table:table-cell table:number-columns-repeated="3"/>
        </table:table-row>
        <table:table-row table:style-name="ro1">
          <table:table-cell table:style-name="ce6" office:value-type="string">
            <text:p>Graphic interface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1">
          <table:table-cell table:style-name="ce4"/>
          <table:table-cell office:value-type="string">
            <text:p>Raspberry Pi 3B+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37">
            <text:p>37,00 €</text:p>
          </table:table-cell>
          <table:table-cell table:style-name="ce14" table:formula="of:=[.C34]*[.D34]" office:value-type="currency" office:currency="EUR" office:value="37">
            <text:p>37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/>
          <table:table-cell office:value-type="string">
            <text:p>SD Card 32Go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0">
            <text:p>10,00 €</text:p>
          </table:table-cell>
          <table:table-cell table:style-name="ce14" table:formula="of:=[.C35]*[.D35]" office:value-type="currency" office:currency="EUR" office:value="10">
            <text:p>10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7"/>
          <table:table-cell table:style-name="ce9" office:value-type="string">
            <text:p>Touchscreen</text:p>
          </table:table-cell>
          <table:table-cell table:style-name="ce13" office:value-type="float" office:value="1">
            <text:p>1</text:p>
          </table:table-cell>
          <table:table-cell table:style-name="ce16" office:value-type="currency" office:currency="EUR" office:value="70">
            <text:p>70,00 €</text:p>
          </table:table-cell>
          <table:table-cell table:style-name="ce16" table:formula="of:=[.C36]*[.D36]" office:value-type="currency" office:currency="EUR" office:value="70">
            <text:p>70,00 €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4"/>
          <table:table-cell table:style-name="ce17" table:formula="of:=SUM([.E34:.E36])" office:value-type="currency" office:currency="EUR" office:value="117">
            <text:p>117,00 €</text:p>
          </table:table-cell>
          <table:table-cell table:number-columns-repeated="3"/>
        </table:table-row>
        <table:table-row table:style-name="ro1">
          <table:table-cell table:style-name="ce6" office:value-type="string">
            <text:p>Back connectors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MIDI DIN Connectors</text:p>
          </table:table-cell>
          <table:table-cell office:value-type="float" office:value="3">
            <text:p>3</text:p>
          </table:table-cell>
          <table:table-cell table:style-name="ce14" office:value-type="currency" office:currency="EUR" office:value="4">
            <text:p>4,00 €</text:p>
          </table:table-cell>
          <table:table-cell table:style-name="ce14" table:formula="of:=[.C39]*[.D39]" office:value-type="currency" office:currency="EUR" office:value="12">
            <text:p>12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Jack connectors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6">
            <text:p>6,00 €</text:p>
          </table:table-cell>
          <table:table-cell table:style-name="ce14" table:formula="of:=[.C40]*[.D40]" office:value-type="currency" office:currency="EUR" office:value="12">
            <text:p>12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 office:value-type="string">
            <text:p>Farnell</text:p>
          </table:table-cell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4">
            <text:p>4,00 €</text:p>
          </table:table-cell>
          <table:table-cell table:style-name="ce14" table:formula="of:=[.C41]*[.D41]" office:value-type="currency" office:currency="EUR" office:value="4">
            <text:p>4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7" office:value-type="string">
            <text:p>Farnell</text:p>
          </table:table-cell>
          <table:table-cell table:style-name="ce9" office:value-type="string">
            <text:p>USB connector</text:p>
          </table:table-cell>
          <table:table-cell table:style-name="ce13" office:value-type="float" office:value="1">
            <text:p>1</text:p>
          </table:table-cell>
          <table:table-cell table:style-name="ce16" office:value-type="currency" office:currency="EUR" office:value="7">
            <text:p>7,00 €</text:p>
          </table:table-cell>
          <table:table-cell table:style-name="ce16" table:formula="of:=[.C42]*[.D42]" office:value-type="currency" office:currency="EUR" office:value="7">
            <text:p>7,00 €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style-name="ce17" table:formula="of:=SUM([.E39:.E42])" office:value-type="currency" office:currency="EUR" office:value="35">
            <text:p>35,00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6" office:value-type="string">
            <text:p>Power supply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1">
          <table:table-cell table:style-name="ce4"/>
          <table:table-cell office:value-type="string">
            <text:p>Transformer</text:p>
          </table:table-cell>
          <table:table-cell/>
          <table:table-cell table:style-name="ce14"/>
          <table:table-cell table:style-name="ce14" office:value-type="currency" office:currency="EUR" office:value="30">
            <text:p>30,00 €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4"/>
          <table:table-cell office:value-type="string">
            <text:p>Passive components</text:p>
          </table:table-cell>
          <table:table-cell/>
          <table:table-cell table:style-name="ce14"/>
          <table:table-cell table:style-name="ce14" office:value-type="currency" office:currency="EUR" office:value="20">
            <text:p>20,00 €</text:p>
          </table:table-cell>
          <table:table-cell table:style-name="ce25"/>
          <table:table-cell table:number-columns-repeated="2"/>
        </table:table-row>
        <table:table-row table:style-name="ro1" table:number-rows-repeated="2">
          <table:table-cell table:style-name="ce4"/>
          <table:table-cell table:number-columns-repeated="2"/>
          <table:table-cell table:style-name="ce14" table:number-columns-repeated="2"/>
          <table:table-cell table:style-name="ce25"/>
          <table:table-cell table:number-columns-repeated="2"/>
        </table:table-row>
        <table:table-row table:style-name="ro1">
          <table:table-cell table:style-name="ce7"/>
          <table:table-cell table:style-name="ce9"/>
          <table:table-cell table:style-name="ce13"/>
          <table:table-cell table:style-name="ce16"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style-name="ce17" table:formula="of:=SUM([.E46:.E50])" office:value-type="currency" office:currency="EUR" office:value="50">
            <text:p>50,00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6" office:value-type="string">
            <text:p>Total price</text:p>
          </table:table-cell>
          <table:table-cell table:style-name="ce8"/>
          <table:table-cell table:style-name="ce12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style-name="ce4"/>
          <table:table-cell office:value-type="string">
            <text:p>Synth voices</text:p>
          </table:table-cell>
          <table:table-cell office:value-type="float" office:value="6">
            <text:p>6</text:p>
          </table:table-cell>
          <table:table-cell table:style-name="ce14"/>
          <table:table-cell table:style-name="ce19" table:formula="of:=[.E20]*[.C54]" office:value-type="currency" office:currency="EUR" office:value="474.12">
            <text:p>474,12 €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>
            <text:p>Control boards</text:p>
          </table:table-cell>
          <table:table-cell office:value-type="float" office:value="4">
            <text:p>4</text:p>
          </table:table-cell>
          <table:table-cell table:style-name="ce14"/>
          <table:table-cell table:style-name="ce20" table:formula="of:=[.C55]*[.E32]" office:value-type="currency" office:currency="EUR" office:value="180.608">
            <text:p>180,61 €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>
            <text:p>Graphic Rpi</text:p>
          </table:table-cell>
          <table:table-cell office:value-type="float" office:value="1">
            <text:p>1</text:p>
          </table:table-cell>
          <table:table-cell/>
          <table:table-cell table:style-name="ce21" table:formula="of:=[.E37]*[.C56]" office:value-type="currency" office:currency="EUR" office:value="117">
            <text:p>117,00 €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9" office:value-type="string">
            <text:p>Other</text:p>
          </table:table-cell>
          <table:table-cell table:style-name="ce13"/>
          <table:table-cell table:style-name="ce9"/>
          <table:table-cell table:style-name="ce22" table:formula="of:=[.E43]+[.E51]" office:value-type="currency" office:currency="EUR" office:value="85">
            <text:p>85,00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3" table:formula="of:=SUM([.E54:.E57])" office:value-type="currency" office:currency="EUR" office:value="856.728">
            <text:p>856,73 €</text:p>
          </table:table-cell>
          <table:table-cell table:number-columns-repeated="3"/>
        </table:table-row>
        <table:table-row table:style-name="ro1" table:number-rows-repeated="104851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8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5/20/2019</text:date>, <text:time>13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REYNAL</meta:initial-creator>
    <meta:creation-date>2019-05-08T20:16:23</meta:creation-date>
    <meta:generator>OpenOffice/4.1.5$Unix OpenOffice.org_project/415m1$Build-9789</meta:generator>
    <dc:date>2019-05-20T13:07:17</dc:date>
    <dc:creator>Sylvain REYNAL</dc:creator>
    <meta:editing-duration>PT1H16M55S</meta:editing-duration>
    <meta:editing-cycles>30</meta:editing-cycles>
    <meta:document-statistic meta:table-count="3" meta:cell-count="178" meta:object-count="0"/>
  </office:meta>
</office:document-meta>
</file>